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00/00/0000</text:date>, <text:time style:data-style-name="N2" text:time-value="21:06:32.1252963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5:17:12.938872999</meta:creation-date>
    <dc:date>2019-10-12T09:32:53.130570722</dc:date>
    <meta:editing-duration>P4DT15H1M56S</meta:editing-duration>
    <meta:editing-cycles>5</meta:editing-cycles>
    <meta:generator>LibreOffice/5.1.6.2$Linux_X86_64 LibreOffice_project/10m0$Build-2</meta:generator>
    <meta:document-statistic meta:table-count="1" meta:cell-count="98" meta:object-count="0"/>
  </office:meta>
</office:document-meta>
</file>